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4.415cm"/>
    </style:style>
    <style:style style:name="co6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ametre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eunes</text:p>
          </table:table-cell>
          <table:table-cell office:value-type="string" calcext:value-type="string">
            <text:p>Fréquents</text:p>
          </table:table-cell>
          <table:table-cell office:value-type="string" calcext:value-type="string">
            <text:p>Occasionnels</text:p>
          </table:table-cell>
          <table:table-cell office:value-type="string" calcext:value-type="string">
            <text:p>+=</text:p>
          </table:table-cell>
          <table:table-cell office:value-type="string" calcext:value-type="string">
            <text:p>WE 1€</text:p>
          </table:table-cell>
          <table:table-cell office:value-type="string" calcext:value-type="string">
            <text:p>Fréquents Tout Public</text:p>
          </table:table-cell>
          <table:table-cell office:value-type="string" calcext:value-type="string">
            <text:p>Fréquents <text:s/>Jeunes</text:p>
          </table:table-cell>
          <table:table-cell office:value-type="string" calcext:value-type="string">
            <text:p>Occasionnels Tout public</text:p>
          </table:table-cell>
          <table:table-cell office:value-type="string" calcext:value-type="string">
            <text:p>Occasionnels Jeunes</text:p>
          </table:table-cell>
          <table:table-cell office:value-type="string" calcext:value-type="string">
            <text:p>+=0</text:p>
          </table:table-cell>
          <table:table-cell office:value-type="string" calcext:value-type="string">
            <text:p>+=Flex</text:p>
          </table:table-cell>
          <table:table-cell office:value-type="string" calcext:value-type="string">
            <text:p>+=-</text:p>
          </table:table-cell>
        </table:table-row>
        <table:table-row table:style-name="ro1">
          <table:table-cell office:value-type="string" calcext:value-type="string">
            <text:p>Nombre de voyages 2023</text:p>
          </table:table-cell>
          <table:table-cell office:value-type="float" office:value="24891573" calcext:value-type="float">
            <text:p>24891573</text:p>
          </table:table-cell>
          <table:table-cell office:value-type="float" office:value="8241046" calcext:value-type="float">
            <text:p>8241046</text:p>
          </table:table-cell>
          <table:table-cell office:value-type="float" office:value="9830515" calcext:value-type="float">
            <text:p>9830515</text:p>
          </table:table-cell>
          <table:table-cell office:value-type="float" office:value="13508564" calcext:value-type="float">
            <text:p>13508564</text:p>
          </table:table-cell>
          <table:table-cell office:value-type="float" office:value="1552494" calcext:value-type="float">
            <text:p>1552494</text:p>
          </table:table-cell>
          <table:table-cell office:value-type="float" office:value="707381" calcext:value-type="float">
            <text:p>707381</text:p>
          </table:table-cell>
          <table:table-cell office:value-type="float" office:value="6253117" calcext:value-type="float">
            <text:p>6253117</text:p>
          </table:table-cell>
          <table:table-cell office:value-type="float" office:value="3577398" calcext:value-type="float">
            <text:p>3577398</text:p>
          </table:table-cell>
          <table:table-cell office:value-type="float" office:value="8812353" calcext:value-type="float">
            <text:p>8812353</text:p>
          </table:table-cell>
          <table:table-cell office:value-type="float" office:value="4663647" calcext:value-type="float">
            <text:p>4663647</text:p>
          </table:table-cell>
          <table:table-cell office:value-type="float" office:value="1359050" calcext:value-type="float">
            <text:p>1359050</text:p>
          </table:table-cell>
          <table:table-cell office:value-type="float" office:value="186405" calcext:value-type="float">
            <text:p>186405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Distance moyenne en km 202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istance totale annuelle en km 2023</text:p>
          </table:table-cell>
          <table:table-cell office:value-type="float" office:value="1543277526" calcext:value-type="float">
            <text:p>1543277526</text:p>
          </table:table-cell>
          <table:table-cell office:value-type="float" office:value="527426944" calcext:value-type="float">
            <text:p>527426944</text:p>
          </table:table-cell>
          <table:table-cell office:value-type="float" office:value="422712145" calcext:value-type="float">
            <text:p>422712145</text:p>
          </table:table-cell>
          <table:table-cell office:value-type="float" office:value="1053667992" calcext:value-type="float">
            <text:p>1053667992</text:p>
          </table:table-cell>
          <table:table-cell office:value-type="float" office:value="68309736" calcext:value-type="float">
            <text:p>68309736</text:p>
          </table:table-cell>
          <table:table-cell office:value-type="float" office:value="43857622" calcext:value-type="float">
            <text:p>43857622</text:p>
          </table:table-cell>
          <table:table-cell office:value-type="float" office:value="287643382" calcext:value-type="float">
            <text:p>287643382</text:p>
          </table:table-cell>
          <table:table-cell office:value-type="float" office:value="139518522" calcext:value-type="float">
            <text:p>139518522</text:p>
          </table:table-cell>
          <table:table-cell office:value-type="float" office:value="660926475" calcext:value-type="float">
            <text:p>660926475</text:p>
          </table:table-cell>
          <table:table-cell office:value-type="float" office:value="382419054" calcext:value-type="float">
            <text:p>382419054</text:p>
          </table:table-cell>
          <table:table-cell office:value-type="float" office:value="54362000" calcext:value-type="float">
            <text:p>54362000</text:p>
          </table:table-cell>
          <table:table-cell office:value-type="float" office:value="8388225" calcext:value-type="float">
            <text:p>8388225</text:p>
          </table:table-cell>
          <table:table-cell office:value-type="float" office:value="330833" calcext:value-type="float">
            <text:p>330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1:42:38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0:00:42.598000000</meta:creation-date>
    <dc:date>2025-03-12T11:43:38.828000000</dc:date>
    <meta:editing-duration>PT1H6M36S</meta:editing-duration>
    <meta:editing-cycles>2</meta:editing-cycles>
    <meta:generator>LibreOffice/24.8.0.3$Windows_x86 LibreOffice_project/0bdf1299c94fe897b119f97f3c613e9dca6be583</meta:generator>
    <meta:document-statistic meta:table-count="1" meta:cell-count="56" meta:object-count="0"/>
  </office:meta>
</office:document-meta>
</file>